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111111"/>
    </style:style>
    <style:style style:name="P2" style:family="paragraph" style:parent-style-name="Standard">
      <style:text-properties fo:color="#111111" officeooo:paragraph-rsid="000e337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Monospace" fo:font-size="10pt" style:font-size-asian="10pt"/>
    </style:style>
    <style:style style:name="P6" style:family="paragraph" style:parent-style-name="Standard">
      <style:text-properties fo:color="#111111" style:font-name="Monospace" fo:font-size="10pt" style:font-size-asian="10pt"/>
    </style:style>
    <style:style style:name="P7" style:family="paragraph" style:parent-style-name="Standard">
      <style:text-properties fo:color="#111111" style:font-name="Monospace" fo:font-size="10pt" officeooo:paragraph-rsid="000e337b" style:font-size-asian="10pt"/>
    </style:style>
    <style:style style:name="P8" style:family="paragraph" style:parent-style-name="Standard">
      <style:text-properties fo:color="#111111" style:font-name="Monospace" fo:font-size="10pt" officeooo:rsid="000e337b" officeooo:paragraph-rsid="000e337b" style:font-size-asian="10pt"/>
    </style:style>
    <style:style style:name="P9" style:family="paragraph" style:parent-style-name="Standard">
      <style:text-properties fo:color="#111111" style:font-name="Monospace" fo:font-size="10pt" officeooo:rsid="000e337b" officeooo:paragraph-rsid="0015d557" style:font-size-asian="10pt"/>
    </style:style>
    <style:style style:name="P10" style:family="paragraph" style:parent-style-name="Standard">
      <style:text-properties fo:color="#111111" style:font-name="Monospace" fo:font-size="10pt" officeooo:rsid="00125486" officeooo:paragraph-rsid="00125486" style:font-size-asian="10pt"/>
    </style:style>
    <style:style style:name="P11" style:family="paragraph" style:parent-style-name="Standard">
      <style:text-properties fo:color="#111111" style:font-name="Monospace" fo:font-size="10pt" officeooo:rsid="00126890" officeooo:paragraph-rsid="00126890" style:font-size-asian="10pt"/>
    </style:style>
    <style:style style:name="P12" style:family="paragraph" style:parent-style-name="Standard">
      <style:text-properties fo:color="#111111" style:font-name="Monospace" fo:font-size="10pt" officeooo:rsid="00134d54" officeooo:paragraph-rsid="00134d54" style:font-size-asian="10pt"/>
    </style:style>
    <style:style style:name="P13" style:family="paragraph" style:parent-style-name="Standard">
      <style:text-properties fo:color="#111111" style:font-name="Monospace" fo:font-size="10pt" officeooo:rsid="001af3b0" officeooo:paragraph-rsid="001af3b0" style:font-size-asian="10pt"/>
    </style:style>
    <style:style style:name="P14" style:family="paragraph" style:parent-style-name="Standard">
      <style:text-properties fo:color="#111111" style:font-name="Monospace" fo:font-size="10pt" officeooo:rsid="0021fb85" officeooo:paragraph-rsid="0021fb85" style:font-size-asian="10pt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style:font-name="Monospace" fo:font-size="10pt" fo:font-weight="bold" style:font-size-asian="10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g4j.appender.file=org.apache.log4j.RollingFileAppender</text:p>
      <text:p text:style-name="P4"><text:span text:style-name="T1">log4j.appender.myAppender.DatePattern='.'</text:span><text:span text:style-name="T2">yyyy</text:span><text:span text:style-name="T1">-MM-</text:span><text:span text:style-name="T2">dd</text:span></text:p>
      <text:p text:style-name="P3">log4j.appender.FILE.layout.conversionPattern=%m%n</text:p>
      <text:p text:style-name="P3">log4j.appender.MaxFileSize=1.5KB</text:p>
      <text:p text:style-name="P3">log4j.appender.MaxBackupIndex=5</text:p>
      <text:p text:style-name="P3">log4j.appender.FILE.layout=org.apache.log4j.PatternLayout</text:p>
      <text:p text:style-name="P1"><text:span text:style-name="T1">log4j.appender.FILE.layout.ConversionPattern=%d{</text:span><text:span text:style-name="T2">yyyy</text:span><text:span text:style-name="T1">-MM-</text:span><text:span text:style-name="T2">dd</text:span><text:span text:style-name="T1"> HH:mm:ss} %-5p %c</text:span><text:span text:style-name="T3">{1}</text:span><text:span text:style-name="T1">:%L - %m%n</text:span></text:p>
      <text:p text:style-name="P6"/>
      <text:p text:style-name="P6"/>
      <text:p text:style-name="P6"/>
      <text:p text:style-name="P1"><text:span text:style-name="T1">log4j.rootLogger = DEBUG, FILE</text:span></text:p>
      <text:p text:style-name="P3"/>
      <text:p text:style-name="P3"># Define the file appender</text:p>
      <text:p text:style-name="P4"><text:span text:style-name="T1">log4j.appender.FILE=org.apache.log4j.FileAppender</text:span></text:p>
      <text:p text:style-name="P4"><text:span text:style-name="T1">log4j.appender.FILE.File=${log}/JO.out</text:span></text:p>
      <text:p text:style-name="P3"># Define the layout for file appender</text:p>
      <text:p text:style-name="P4"><text:span text:style-name="T1">log4j.appender.file=org.apache.log4j.RollingFileAppender</text:span></text:p>
      <text:p text:style-name="P4"><text:span text:style-name="T1">log4j.appender.myAppender.DatePattern='.'</text:span><text:span text:style-name="T2">yyyy</text:span><text:span text:style-name="T1">-MM-</text:span><text:span text:style-name="T2">dd</text:span></text:p>
      <text:p text:style-name="P4"><text:span text:style-name="T1">log4j.appender.FILE.layout.conversionPattern=%m%n</text:span></text:p>
      <text:p text:style-name="P4"><text:span text:style-name="T1">log4j.appender.MaxFileSize=1MB</text:span></text:p>
      <text:p text:style-name="P4"><text:span text:style-name="T1">log4j.appender.MaxBackupIndex=10</text:span></text:p>
      <text:p text:style-name="P4"><text:span text:style-name="T1">log4j.appender.FILE.layout=org.apache.log4j.PatternLayout</text:span></text:p>
      <text:p text:style-name="P2"><text:span text:style-name="T1">log4j.appender.FILE.layout.ConversionPattern=%d{</text:span><text:span text:style-name="T2">yyyy</text:span><text:span text:style-name="T1">-MM-</text:span><text:span text:style-name="T2">dd</text:span><text:span text:style-name="T1"> HH:mm:ss} %-5p %c</text:span><text:span text:style-name="T3">{1}</text:span><text:span text:style-name="T1">:%L</text:span></text:p>
      <text:p text:style-name="P2"><text:span text:style-name="T1">- %m%n</text:span></text:p>
      <text:p text:style-name="P7"/>
      <text:p text:style-name="P7"/>
      <text:p text:style-name="P7"/>
      <text:p text:style-name="P7"/>
      <text:p text:style-name="P8">Latest</text:p>
      <text:p text:style-name="P8"/>
      <text:p text:style-name="P8"># Define the root logger with appender file</text:p>
      <text:p text:style-name="P9">log = /home/siyad-seqato/camel-projects/so-starhub/starhub</text:p>
      <text:p text:style-name="P9">log4j.rootLogger=INFO, loggerId <text:s/></text:p>
      <text:p text:style-name="P9">log4j.appender.loggerId=org.apache.log4j.RollingFileAppender <text:s/></text:p>
      <text:p text:style-name="P9">log4j.appender.loggerId.layout=org.apache.log4j.PatternLayout <text:s/></text:p>
      <text:p text:style-name="P9">log4j.appender.loggerId.layout.ConversionPattern=%d{yyyy-MM-dd HH:mm:ss} %-5p %c{1}:%L - %m%n</text:p>
      <text:p text:style-name="P9">log4j.appender.loggerId.File=${log}/JO.out</text:p>
      <text:p text:style-name="P9">log4j.appender.loggerId.MaxFileSize=4KB <text:s/></text:p>
      <text:p text:style-name="P9">log4j.appender.loggerId.MaxBackupIndex=5 </text:p>
      <text:p text:style-name="P8"/>
      <text:p text:style-name="P8"/>
      <text:p text:style-name="P8"/>
      <text:p text:style-name="P8"># Define the root logger with appender file</text:p>
      <text:p text:style-name="P8">log = /home/siyad-seqato/camel-projects/so-starhub/starhub</text:p>
      <text:p text:style-name="P8">log4j.rootLogger=INFO, loggerId <text:s/></text:p>
      <text:p text:style-name="P8">log4j.appender.loggerId=org.apache.log4j.RollingFileAppender <text:s/></text:p>
      <text:p text:style-name="P8">log4j.appender.loggerId.layout=org.apache.log4j.PatternLayout <text:s/></text:p>
      <text:p text:style-name="P8">log4j.appender.loggerId.layout.ConversionPattern=%d{yyyy-MM-dd HH:mm:ss} %-5p %c{1}:%L - %m%n</text:p>
      <text:p text:style-name="P8">log4j.appender.loggerId.File=${log}/JO.out</text:p>
      <text:p text:style-name="P8">log4j.appender.loggerId.MaxFileSize=4KB <text:s/></text:p>
      <text:p text:style-name="P8">log4j.appender.loggerId.MaxBackupIndex=5 </text:p>
      <text:p text:style-name="P8"/>
      <text:p text:style-name="P8"/>
      <text:p text:style-name="P8"># Define the root logger with appender file</text:p>
      <text:p text:style-name="P8">log = /home/siyad-seqato/camel-projects/so-starhub/starhub</text:p>
      <text:p text:style-name="P8"><text:soft-page-break/>log4j.rootLogger=INFO, loggerId <text:s/></text:p>
      <text:p text:style-name="P8">log4j.appender.loggerId=org.apache.log4j.RollingFileAppender <text:s/></text:p>
      <text:p text:style-name="P8">log4j.appender.loggerId.layout=org.apache.log4j.PatternLayout <text:s/></text:p>
      <text:p text:style-name="P8">log4j.appender.loggerId.layout.ConversionPattern=%d{yyyy-MM-dd HH:mm:ss} %-5p %c{1}:%L - %m%n</text:p>
      <text:p text:style-name="P8">log4j.appender.loggerId.File=${log}/JO.out</text:p>
      <text:p text:style-name="P8">log4j.appender.loggerId.MaxFileSize=4KB <text:s/></text:p>
      <text:p text:style-name="P8">log4j.appender.loggerId.MaxBackupIndex=5 <text:s/></text:p>
      <text:p text:style-name="P8"/>
      <text:p text:style-name="P8"/>
      <text:p text:style-name="P10">sssss</text:p>
      <text:p text:style-name="P10"/>
      <text:p text:style-name="P10"/>
      <text:p text:style-name="P10"/>
      <text:p text:style-name="P10">log4j.rootLogger=INFO, loggerId <text:s/></text:p>
      <text:p text:style-name="P10">log4j.appender.loggerId=org.apache.log4j.RollingFileAppender <text:s/></text:p>
      <text:p text:style-name="P10">log4j.appender.loggerId.layout=org.apache.log4j.PatternLayout <text:s/></text:p>
      <text:p text:style-name="P10">log4j.appender.loggerId.layout.ConversionPattern=%d{yyyy-MM-dd HH:mm:ss} %-5p %c{1}:%L - %m%n</text:p>
      <text:p text:style-name="P10">log4j.appender.loggerId.File=${log}/JO.out</text:p>
      <text:p text:style-name="P10">log4j.appender.loggerId.MaxFileSize=4KB <text:s/></text:p>
      <text:p text:style-name="P10">log4j.appender.loggerId.MaxBackupIndex=5 <text:s/></text:p>
      <text:p text:style-name="P10"/>
      <text:p text:style-name="P10"/>
      <text:p text:style-name="P11">TEST1</text:p>
      <text:p text:style-name="P11"># Define the root logger with appender file</text:p>
      <text:p text:style-name="P11">log = /home/siyad-seqato/camel-projects/so-starhub/starhub</text:p>
      <text:p text:style-name="P11">log4j.rootLogger=INFO, loggerId <text:s/></text:p>
      <text:p text:style-name="P11">log4j.appender.loggerId=org.apache.log4j.rolling.RollingFileAppender <text:s/></text:p>
      <text:p text:style-name="P11">log4j.appender.loggerId.rollingPolicy.ActiveFileName=worker.log <text:s/></text:p>
      <text:p text:style-name="P11">log4j.appender.loggerId.rollingPolicy.FileNamePattern=worker-%i.log.gz <text:s/></text:p>
      <text:p text:style-name="P11">log4j.appender.loggerId.File=${log}/log4j.appender.loggerId.rollingPolicy.ActiveFileName</text:p>
      <text:p text:style-name="P11">log4j.appender.loggerId.rollingPolicy=org.apache.log4j.rolling.FixedWindowRollingPolicy <text:s/></text:p>
      <text:p text:style-name="P11">log4j.appender.loggerId.rollingPolicy.maxIndex=5 <text:s/></text:p>
      <text:p text:style-name="P11">log4j.appender.loggerId.triggeringPolicy=org.apache.log4j.rolling.SizeBasedTriggeringPolicy <text:s/></text:p>
      <text:p text:style-name="P11">log4j.appender.loggerId.triggeringPolicy.MaxFileSize=4KB </text:p>
      <text:p text:style-name="P11">log4j.appender.loggerId.layout=org.apache.log4j.PatternLayout <text:s/></text:p>
      <text:p text:style-name="P11">log4j.appender.loggerId.layout.ConversionPattern=%d{yyyy-MM-dd HH:mm:ss} %-5p %c{1}:%L - %m%n <text:s/></text:p>
      <text:p text:style-name="P11"/>
      <text:p text:style-name="P11"/>
      <text:p text:style-name="P11"/>
      <text:p text:style-name="P11"/>
      <text:p text:style-name="P12">BACKUP 3</text:p>
      <text:p text:style-name="P12"># Define the root logger with appender file</text:p>
      <text:p text:style-name="P12">log = /home/siyad-seqato/camel-projects/so-starhub/starhub</text:p>
      <text:p text:style-name="P12">log4j.rootLogger=INFO, loggerId <text:s/></text:p>
      <text:p text:style-name="P12">log4j.appender.loggerId=org.apache.log4j.RollingFileAppender <text:s/></text:p>
      <text:p text:style-name="P12">log4j.appender.loggerId.layout=org.apache.log4j.PatternLayout <text:s/></text:p>
      <text:p text:style-name="P12">log4j.appender.loggerId.layout.ConversionPattern=%d{yyyy-MM-dd HH:mm:ss} %-5p %c{1}:%L - %m%n</text:p>
      <text:p text:style-name="P12">log4j.appender.loggerId.File=${log}/JO.out</text:p>
      <text:p text:style-name="P12">log4j.appender.loggerId.MaxFileSize=4KB <text:s/></text:p>
      <text:p text:style-name="P12">log4j.appender.loggerId.MaxBackupIndex=5 </text:p>
      <text:p text:style-name="P12"/>
      <text:p text:style-name="P12"><text:soft-page-break/></text:p>
      <text:p text:style-name="P12"/>
      <text:p text:style-name="P12">log = /home/siyad-seqato/camel-projects/so-starhub/starhub</text:p>
      <text:p text:style-name="P12">log4j.rootLogger=INFO, loggerId <text:s/></text:p>
      <text:p text:style-name="P12">log4j.appender.loggerId=org.apache.log4j.RollingFileAppender <text:s text:c="2"/></text:p>
      <text:p text:style-name="P12">log4j.appender.loggerId.rollingPolicy=org.apache.log4j.rolling.FixedWindowRollingPolicy <text:s/></text:p>
      <text:p text:style-name="P12">log4j.appender.loggerId.rollingPolicy.maxIndex=5 <text:s/></text:p>
      <text:p text:style-name="P12">log4j.appender.loggerId.triggeringPolicy=org.apache.log4j.rolling.SizeBasedTriggeringPolicy </text:p>
      <text:p text:style-name="P12">log4j.appender.loggerId.triggeringPolicy.MaxFileSize=10000000</text:p>
      <text:p text:style-name="P12">log4j.appender.loggerId.rollingPolicy.ActiveFileName=${log}/worker.log</text:p>
      <text:p text:style-name="P12">log4j.appender.loggerId.rollingPolicy.FileNamePattern=${log}/worker-%i.log.gz <text:s/></text:p>
      <text:p text:style-name="P12">log4j.appender.loggerId.layout=org.apache.log4j.PatternLayout </text:p>
      <text:p text:style-name="P12">log4j.appender.loggerId.layout.ConversionPattern=%d{yyyy-MM-dd HH:mm:ss} %-5p %c{1}:%L - %m%n</text:p>
      <text:p text:style-name="P12"/>
      <text:p text:style-name="P12"/>
      <text:p text:style-name="P12"/>
      <text:p text:style-name="P12"/>
      <text:p text:style-name="P12"/>
      <text:p text:style-name="P12"/>
      <text:p text:style-name="P12">log = /home/siyad-seqato/camel-projects/so-starhub/starhub</text:p>
      <text:p text:style-name="P12">${log}/</text:p>
      <text:p text:style-name="P12"/>
      <text:p text:style-name="P12"/>
      <text:p text:style-name="P12"/>
      <text:p text:style-name="P12"/>
      <text:p text:style-name="P13">new backup</text:p>
      <text:p text:style-name="P13"/>
      <text:p text:style-name="P13"/>
      <text:p text:style-name="P13"/>
      <text:p text:style-name="P13">#Worked with 2.17 version <text:s/></text:p>
      <text:p text:style-name="P13">log = /home/siyad-seqato/camel-projects/so-starhub/starhub</text:p>
      <text:p text:style-name="P13">log4j.rootLogger=DEBUG, loggerId <text:s/></text:p>
      <text:p text:style-name="P13">log4j.appender.loggerId=org.apache.log4j.rolling.RollingFileAppender <text:s/></text:p>
      <text:p text:style-name="P13">log4j.appender.loggerId.rollingPolicy=org.apache.log4j.rolling.FixedWindowRollingPolicy <text:s/></text:p>
      <text:p text:style-name="P13">log4j.appender.loggerId.rollingPolicy.maxIndex=5 <text:s/></text:p>
      <text:p text:style-name="P13">log4j.appender.loggerId.triggeringPolicy=org.apache.log4j.rolling.SizeBasedTriggeringPolicy <text:s/></text:p>
      <text:p text:style-name="P13">log4j.appender.loggerId.triggeringPolicy.MaxFileSize=10000 <text:s/></text:p>
      <text:p text:style-name="P13">log4j.appender.loggerId.rollingPolicy.FileNamePattern=${log}/worker-%i.log.gz <text:s/></text:p>
      <text:p text:style-name="P13">log4j.appender.loggerId.rollingPolicy.ActiveFileName=${log}/worker.log <text:s/></text:p>
      <text:p text:style-name="P13">log4j.appender.loggerId.layout=org.apache.log4j.PatternLayout <text:s/></text:p>
      <text:p text:style-name="P13">log4j.appender.loggerId.layout.ConversionPattern=%d [%t] %-5p (%F:%L) - %m%n <text:s/></text:p>
      <text:p text:style-name="P13"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netbeans</text:p>
      <text:p text:style-name="P14"/>
      <text:p text:style-name="P14"/>
      <text:p text:style-name="P14"><text:soft-page-break/>log = /home/siyad-seqato/camel-projects/so-starhub/starhub</text:p>
      <text:p text:style-name="P14">log4j.rootLogger=CONSOLE,file</text:p>
      <text:p text:style-name="P14"/>
      <text:p text:style-name="P14"/>
      <text:p text:style-name="P14">log4j.appender.CONSOLE=org.apache.log4j.ConsoleAppender</text:p>
      <text:p text:style-name="P14">log4j.appender.CONSOLE.layout=org.apache.log4j.PatternLayout</text:p>
      <text:p text:style-name="P14">log4j.appender.CONSOLE.layout.ConversionPattern=%-4r [%t] %-5p %c %x - %m%n</text:p>
      <text:p text:style-name="P14"/>
      <text:p text:style-name="P14">log4j.appender.file=org.apache.log4j.rolling.RollingFileAppender</text:p>
      <text:p text:style-name="P14">log4j.appender.file.Threshold=INFO</text:p>
      <text:p text:style-name="P14">log4j.appender.file.Encoding=UTF-8</text:p>
      <text:p text:style-name="P14"/>
      <text:p text:style-name="P14">log4j.appender.file.File=${log}/worker.log </text:p>
      <text:p text:style-name="P14">log4j.appender.file.layout=org.apache.log4j.PatternLayout</text:p>
      <text:p text:style-name="P14">log4j.appender.loggerId.triggeringPolicy=org.apache.log4j.rolling.SizeBasedTriggeringPolicy <text:s/></text:p>
      <text:p text:style-name="P14">log4j.appender.loggerId.triggeringPolicy.MaxFileSize=10000</text:p>
      <text:p text:style-name="P14">log4j.appender.file.RollingPolicy=org.apache.log4j.rolling.TimeBasedRollingPolicy</text:p>
      <text:p text:style-name="P14">log4j.appender.file.RollingPolicy.FileNamePattern=${log}/log_file%d{yyyy-MM-dd-HH-mm-ss}.log.gz </text:p>
      <text:p text:style-name="P14">log4j.appender.file.layout.ConversionPattern=%d{MM-dd@HH:mm:ss} %-5p (%13F:%L) %3x - %m%n</text:p>
      <text:p text:style-name="P14"/>
      <text:p text:style-name="P14"/>
      <text:p text:style-name="P14"/>
      <text:p text:style-name="P14">coming....</text:p>
      <text:p text:style-name="P14">#Worked with 2.17 version <text:s/></text:p>
      <text:p text:style-name="P14">log = /home/siyad-seqato/camel-projects/so-starhub/starhub</text:p>
      <text:p text:style-name="P14">log4j.rootLogger=DEBUG, loggerId <text:s/></text:p>
      <text:p text:style-name="P14">log4j.appender.loggerId=org.apache.log4j.rolling.RollingFileAppender <text:s/></text:p>
      <text:p text:style-name="P14">log4j.appender.loggerId.rollingPolicy=org.apache.log4j.rolling.FixedWindowRollingPolicy <text:s/></text:p>
      <text:p text:style-name="P14">log4j.appender.loggerId.rollingPolicy.maxIndex=5 <text:s/></text:p>
      <text:p text:style-name="P14">log4j.appender.loggerId.triggeringPolicy=org.apache.log4j.rolling.SizeBasedTriggeringPolicy <text:s/></text:p>
      <text:p text:style-name="P14">log4j.appender.loggerId.triggeringPolicy.MaxFileSize=10000 <text:s/></text:p>
      <text:p text:style-name="P14">log4j.appender.loggerId.rollingPolicy.FileNamePattern=${log}/worker-%i.log.gz <text:s/></text:p>
      <text:p text:style-name="P14">log4j.appender.loggerId.rollingPolicy.ActiveFileName=${log}/worker.log <text:s/></text:p>
      <text:p text:style-name="P14">log4j.appender.loggerId.layout=org.apache.log4j.PatternLayout <text:s/></text:p>
      <text:p text:style-name="P14">log4j.appender.loggerId.layout.ConversionPattern=%d [%t] %-5p (%F:%L) - %m%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20:29:15.572807998</meta:creation-date>
    <dc:date>2019-08-28T15:37:06.532677885</dc:date>
    <meta:editing-duration>PT10H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4" meta:paragraph-count="136" meta:word-count="285" meta:character-count="7406" meta:non-whitespace-character-count="7127"/>
  </office:meta>
</office:document-meta>
</file>